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EB0000013D45A606CC146AF57A.png" manifest:media-type="image/png"/>
  <manifest:file-entry manifest:full-path="Pictures/100000000000020B000000604EAFC3674DFF7E68.png" manifest:media-type="image/png"/>
  <manifest:file-entry manifest:full-path="Pictures/100000000000019A00000047F816B79B34172D2C.png" manifest:media-type="image/png"/>
  <manifest:file-entry manifest:full-path="Pictures/100000000000018B00000189FDF04476BDEDCA36.png" manifest:media-type="image/png"/>
  <manifest:file-entry manifest:full-path="Pictures/10000000000002000000004CCA572CA4EE5EA52C.png" manifest:media-type="image/png"/>
  <manifest:file-entry manifest:full-path="Pictures/100000000000017B000001C9461937651ACF9B63.png" manifest:media-type="image/png"/>
  <manifest:file-entry manifest:full-path="Pictures/10000000000002CF00000233080464777EED2A11.png" manifest:media-type="image/png"/>
  <manifest:file-entry manifest:full-path="Pictures/10000000000002870000003A1B21DA6BCCE62E6F.png" manifest:media-type="image/png"/>
  <manifest:file-entry manifest:full-path="Pictures/10000000000001A6000000658121BED55432A7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officeooo:rsid="0017609c" officeooo:paragraph-rsid="0017609c"/>
    </style:style>
    <style:style style:name="P14" style:family="paragraph" style:parent-style-name="Standard">
      <style:text-properties officeooo:rsid="001932c8" officeooo:paragraph-rsid="001932c8"/>
    </style:style>
    <style:style style:name="P15" style:family="paragraph" style:parent-style-name="Standard">
      <style:text-properties officeooo:rsid="001ad224" officeooo:paragraph-rsid="001ad224"/>
    </style:style>
    <style:style style:name="P16" style:family="paragraph" style:parent-style-name="Standard">
      <style:text-properties officeooo:rsid="001eb968" officeooo:paragraph-rsid="001eb968"/>
    </style:style>
    <style:style style:name="P17" style:family="paragraph" style:parent-style-name="Standard">
      <style:text-properties officeooo:paragraph-rsid="00214398"/>
    </style:style>
    <style:style style:name="P18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9" style:family="paragraph" style:parent-style-name="Standard">
      <style:text-properties officeooo:rsid="001eb968" officeooo:paragraph-rsid="002174d5"/>
    </style:style>
    <style:style style:name="P20" style:family="paragraph" style:parent-style-name="Standard">
      <style:text-properties officeooo:rsid="000d4895" officeooo:paragraph-rsid="000d4895"/>
    </style:style>
    <style:style style:name="P21" style:family="paragraph" style:parent-style-name="Standard">
      <style:text-properties officeooo:rsid="00220f05" officeooo:paragraph-rsid="00220f0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3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3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16">Cela permet de créer une communication du code TypeScript vers le template.</text:p>
      <text:p text:style-name="P16"/>
      <text:p text:style-name="P13">Dans appareil.component.ts : </text:p>
      <text:p text:style-name="P13"><draw:frame draw:style-name="fr1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3">Dans appareil.component.html :</text:p>
      <text:p text:style-name="P13"><draw:frame draw:style-name="fr1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4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15"><text:span text:style-name="T6">Une </text:span>autre façon de créer une communication dynamique <text:span text:style-name="T7">du code TypeScript vers le template</text:span>.</text:p>
      <text:p text:style-name="P15"/>
      <text:p text:style-name="P15"><draw:frame draw:style-name="fr1" draw:name="Image5" text:anchor-type="char" svg:width="10.451cm" svg:height="10.398cm" draw:z-index="4"><draw:image xlink:href="Pictures/100000000000018B00000189FDF04476BDEDCA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7cm" svg:height="7.214cm" draw:z-index="5"><draw:image xlink:href="Pictures/10000000000002EB0000013D45A606CC146AF57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10"/></text:p>
      <text:p text:style-name="P17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19">Cela permet de créer une communication du template vers le code TypeScript.</text:p>
      <text:p text:style-name="P19"/>
      <text:p text:style-name="P19"/>
      <text:p text:style-name="P7"><draw:frame draw:style-name="fr1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1" draw:name="Image7" text:anchor-type="char" svg:width="10.028cm" svg:height="12.091cm" draw:z-index="6"><draw:image xlink:href="Pictures/100000000000017B000001C9461937651ACF9B6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Le two way binding :</text:p>
      <text:p text:style-name="P21"/>
      <text:p text:style-name="P21">Il faut intégrer le “forms module” dans app.module.ts</text:p>
      <text:p text:style-name="P21"/>
      <text:p text:style-name="P21"><draw:frame draw:style-name="fr2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1"><draw:frame draw:style-name="fr2" draw:name="Image10" text:anchor-type="char" svg:width="17cm" svg:height="1.522cm" draw:z-index="9"><draw:image xlink:href="Pictures/10000000000002870000003A1B21DA6BCCE62E6F.png" xlink:type="simple" xlink:show="embed" xlink:actuate="onLoad" draw:mime-type="image/png"/></draw:frame></text:p>
      <text:p text:style-name="P21"/>
      <text:p text:style-name="P21"><draw:frame draw:style-name="fr1" draw:name="Image11" text:anchor-type="char" svg:width="11.165cm" svg:height="2.672cm" draw:z-index="10"><draw:image xlink:href="Pictures/10000000000001A6000000658121BED55432A78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3T21:18:31.404000000</dc:date>
    <meta:editing-duration>PT2H48M43S</meta:editing-duration>
    <meta:editing-cycles>29</meta:editing-cycles>
    <meta:document-statistic meta:table-count="0" meta:image-count="11" meta:object-count="0" meta:page-count="8" meta:paragraph-count="28" meta:word-count="211" meta:character-count="1320" meta:non-whitespace-character-count="1123"/>
  </office:meta>
</office:document-meta>
</file>